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text:line-break/>#include &lt;sys/ipc.h&gt;<text:line-break/>#include &lt;sys/msg.h&gt;<text:line-break/><text:line-break/>struct mesg_buffer {<text:line-break/> <text:s text:c="3"/>long mesg_type;<text:line-break/> <text:s text:c="3"/>char mesg_text[100];<text:line-break/>} message;<text:line-break/><text:line-break/>int main()<text:line-break/>{<text:line-break/> <text:s text:c="3"/>key_t key;<text:line-break/> <text:s text:c="3"/>int msgid;<text:line-break/> <text:s text:c="4"/>key = ftok("progfile", 65);<text:line-break/> <text:s text:c="4"/>msgid = msgget(key, 0666 | IPC_CREAT);<text:line-break/> <text:s text:c="3"/>msgrcv(msgid, &amp;message, sizeof(message), 1, 0);<text:line-break/> <text:s text:c="3"/>printf("Data Received is : %s \n",message.mesg_text);<text:line-break/> <text:s text:c="3"/>msgctl(msgid, IPC_RMID, NULL);<text:line-break/> <text:s text:c="3"/>return 0;<text:line-break/>}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4:10:48.642000000</meta:creation-date>
    <dc:date>2022-07-12T14:14:59.752000000</dc:date>
    <meta:editing-duration>PT4M11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" meta:word-count="49" meta:character-count="421" meta:non-whitespace-character-count="328"/>
  </office:meta>
</office:document-meta>
</file>